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text-properties officeooo:rsid="001506e1" officeooo:paragraph-rsid="001506e1"/>
    </style:style>
    <style:style style:name="P3" style:family="paragraph" style:parent-style-name="Text_20_body">
      <style:text-properties officeooo:paragraph-rsid="001b618f"/>
    </style:style>
    <style:style style:name="P4" style:family="paragraph" style:parent-style-name="Text_20_body" style:list-style-name="L1">
      <style:text-properties officeooo:rsid="001c2078" officeooo:paragraph-rsid="001c2078"/>
    </style:style>
    <style:style style:name="P5" style:family="paragraph" style:parent-style-name="Text_20_body" style:list-style-name="L1">
      <style:text-properties officeooo:rsid="0016dcf9" officeooo:paragraph-rsid="0016dcf9"/>
    </style:style>
    <style:style style:name="P6" style:family="paragraph" style:parent-style-name="Text_20_body" style:list-style-name="L1">
      <style:text-properties officeooo:rsid="0018c9e5" officeooo:paragraph-rsid="0018c9e5"/>
    </style:style>
    <style:style style:name="P7" style:family="paragraph" style:parent-style-name="Text_20_body" style:list-style-name="L1">
      <style:text-properties style:font-name="LM Mono 8" fo:font-weight="bold" officeooo:rsid="0018c9e5" officeooo:paragraph-rsid="0018c9e5" style:font-weight-asian="bold" style:font-weight-complex="bold"/>
    </style:style>
    <style:style style:name="P8" style:family="paragraph" style:parent-style-name="Text_20_body" style:list-style-name="L4">
      <style:text-properties style:font-name="LM Mono 8" fo:font-weight="bold" officeooo:rsid="001b618f" officeooo:paragraph-rsid="001ca26f" style:font-weight-asian="bold" style:font-weight-complex="bold"/>
    </style:style>
    <style:style style:name="P9" style:family="paragraph" style:parent-style-name="Text_20_body" style:list-style-name="L1">
      <style:text-properties style:font-name="LM Mono 8" fo:font-weight="bold" officeooo:rsid="001d53f1" officeooo:paragraph-rsid="001d53f1" style:font-weight-asian="bold" style:font-weight-complex="bold"/>
    </style:style>
    <style:style style:name="P10" style:family="paragraph" style:parent-style-name="Text_20_body" style:list-style-name="L1">
      <style:text-properties officeooo:rsid="001a86c7" officeooo:paragraph-rsid="001a86c7"/>
    </style:style>
    <style:style style:name="P11" style:family="paragraph" style:parent-style-name="Text_20_body" style:list-style-name="L1">
      <style:text-properties officeooo:rsid="00190e64" officeooo:paragraph-rsid="00190e64"/>
    </style:style>
    <style:style style:name="P12" style:family="paragraph" style:parent-style-name="Text_20_body" style:list-style-name="L1">
      <style:text-properties officeooo:rsid="001b618f" officeooo:paragraph-rsid="001b618f"/>
    </style:style>
    <style:style style:name="P13" style:family="paragraph" style:parent-style-name="Text_20_body" style:list-style-name="L2">
      <style:text-properties officeooo:rsid="001b618f" officeooo:paragraph-rsid="001ca26f"/>
    </style:style>
    <style:style style:name="P14" style:family="paragraph" style:parent-style-name="Text_20_body" style:list-style-name="L3">
      <style:text-properties officeooo:rsid="001b618f" officeooo:paragraph-rsid="001ca26f"/>
    </style:style>
    <style:style style:name="P15" style:family="paragraph" style:parent-style-name="Text_20_body" style:list-style-name="L1">
      <style:text-properties officeooo:rsid="001d53f1" officeooo:paragraph-rsid="001d53f1"/>
    </style:style>
    <style:style style:name="P16" style:family="paragraph" style:parent-style-name="Text_20_body">
      <style:paragraph-properties fo:text-align="center" style:justify-single-word="false"/>
      <style:text-properties officeooo:rsid="001506e1" officeooo:paragraph-rsid="001f78cc"/>
    </style:style>
    <style:style style:name="P17" style:family="paragraph" style:parent-style-name="Title">
      <style:text-properties officeooo:rsid="001506e1" officeooo:paragraph-rsid="001506e1"/>
    </style:style>
    <style:style style:name="P18" style:family="paragraph" style:parent-style-name="Heading_20_1">
      <style:text-properties officeooo:rsid="001ca26f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28fe" style:font-size-asian="10pt" style:font-size-complex="10pt"/>
    </style:style>
    <style:style style:name="T3" style:family="text">
      <style:text-properties fo:font-size="10pt" officeooo:rsid="001f78cc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fo:font-weight="bold" officeooo:rsid="001a40cf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officeooo:rsid="001f28fe"/>
    </style:style>
    <style:style style:name="T10" style:family="text">
      <style:text-properties style:font-name="LM Mono 8" officeooo:rsid="001f8a6b"/>
    </style:style>
    <style:style style:name="T11" style:family="text">
      <style:text-properties style:font-name="LM Mono 8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M Mono 8" fo:font-size="10pt" fo:font-weight="bold" officeooo:rsid="0023ed47" style:font-size-asian="10pt" style:font-weight-asian="bold" style:font-size-complex="10pt" style:font-weight-complex="bold"/>
    </style:style>
    <style:style style:name="T13" style:family="text">
      <style:text-properties style:font-name="LM Mono 8" fo:font-size="10pt" fo:font-weight="bold" officeooo:rsid="001f78cc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heck List <text:span text:style-name="T9">01a</text:span></text:p>
      <text:p text:style-name="P16"><text:span text:style-name="T10">See also: </text:span><text:span text:style-name="T11">https://github.com/UI-FASILKOM-OS/SysProg/blob/master/CheckList/CheckList0</text:span><text:span text:style-name="T13">1</text:span><text:span text:style-name="T11">a.pdf</text:span></text:p>
      <text:h text:style-name="P18" text:outline-level="1">START:</text:h>
      <text:p text:style-name="P2"/>
      <text:list xml:id="list1002110231" text:style-name="L1">
        <text:list-item>
          <text:p text:style-name="P4">(<text:span text:style-name="T8">Windows</text:span> Host) Turn on Xlaunch.</text:p>
        </text:list-item>
        <text:list-item>
          <text:p text:style-name="P5">(If not available) <text:s/><text:span text:style-name="T7">IMPORT</text:span> the OVA file.</text:p>
        </text:list-item>
        <text:list-item>
          <text:p text:style-name="P5">Turn On the virtual machine.</text:p>
        </text:list-item>
        <text:list-item>
          <text:p text:style-name="P6">Vbox Console (tty1) login.</text:p>
          <text:p text:style-name="P7">sudo su -</text:p>
          <text:p text:style-name="P7">apt-get update</text:p>
          <text:p text:style-name="P7">apt-get dist-upgrade -y</text:p>
          <text:p text:style-name="P7">apt-get autoremove -y</text:p>
          <text:p text:style-name="P7">apt-get autoclean -y</text:p>
          <text:list>
            <text:list-item>
              <text:p text:style-name="P10">leave it</text:p>
            </text:list-item>
            <text:list-item>
              <text:p text:style-name="P11">remove lock files?</text:p>
            </text:list-item>
          </text:list>
        </text:list-item>
        <text:list-item>
          <text:p text:style-name="P12">Login to the virtual guest</text:p>
        </text:list-item>
      </text:list>
      <text:list xml:id="list3592553728" text:style-name="L2">
        <text:list-item>
          <text:list>
            <text:list-item>
              <text:p text:style-name="P13">Windows: PUTTY (enable X11)</text:p>
            </text:list-item>
          </text:list>
        </text:list-item>
      </text:list>
      <text:list xml:id="list1081134281" text:style-name="L3">
        <text:list-item>
          <text:list>
            <text:list-item>
              <text:p text:style-name="P14">Linux/macOS:</text:p>
            </text:list-item>
          </text:list>
        </text:list-item>
      </text:list>
      <text:list xml:id="list2921838718" text:style-name="L4">
        <text:list-item>
          <text:list>
            <text:list-header>
              <text:p text:style-name="P8">ssh -X p 6022 user@localhost</text:p>
            </text:list-header>
          </text:list>
        </text:list-item>
      </text:list>
      <text:h text:style-name="Heading_20_1" text:outline-level="1">END</text:h>
      <text:list xml:id="list84634526064442" text:continue-list="list1002110231" text:style-name="L1">
        <text:list-item text:start-value="1">
          <text:p text:style-name="P15">(superuser console)</text:p>
          <text:p text:style-name="P9">shutdown -h now</text:p>
        </text:list-item>
        <text:list-item>
          <text:p text:style-name="P15">Export/backup OVA file</text:p>
        </text:list-item>
        <text:list-item>
          <text:p text:style-name="P15">Exit virtual box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1f78c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3</text:span><text:span text:style-name="MT1"> -- </text:span><text:span text:style-name="MT5">23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3T08:46:25.797073451</dc:date>
    <meta:editing-duration>PT2H17M16S</meta:editing-duration>
    <meta:editing-cycles>16</meta:editing-cycles>
    <meta:document-statistic meta:table-count="0" meta:image-count="0" meta:object-count="0" meta:page-count="1" meta:paragraph-count="24" meta:word-count="168" meta:character-count="1078" meta:non-whitespace-character-count="875"/>
  </office:meta>
</office:document-meta>
</file>